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28cm" fo:min-width="2.0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28cm" fo:min-width="2.16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385cm" fo:min-width="1.786cm"/>
      <style:paragraph-properties style:writing-mode="lr-tb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2.671cm" fo:min-width="12.581cm"/>
    </style:style>
    <style:style style:name="gr5" style:family="graphic" style:parent-style-name="objectwithoutfill">
      <style:graphic-properties svg:stroke-width="0.081cm" draw:marker-start-width="0.321cm" draw:marker-end="Arrow_20_concave" draw:marker-end-width="0.421cm" draw:fill="solid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2.417cm" fo:min-width="3.437cm"/>
    </style:style>
    <style:style style:name="gr9" style:family="graphic" style:parent-style-name="standard">
      <style:graphic-properties draw:textarea-horizontal-align="justify" draw:textarea-vertical-align="middle" draw:auto-grow-height="false" fo:min-height="0.29cm" fo:min-width="0.04cm"/>
      <style:paragraph-properties style:writing-mode="lr-tb"/>
    </style:style>
    <style:style style:name="gr10" style:family="graphic" style:parent-style-name="objectwithoutfill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3465a4" draw:marker-start-width="0.321cm" draw:marker-end="Arrow_20_concave" draw:marker-end-width="0.229cm" draw:fill="solid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2.798cm" fo:min-width="4.82cm"/>
    </style:style>
    <style:style style:name="gr13" style:family="graphic" style:parent-style-name="standard">
      <style:graphic-properties draw:textarea-horizontal-align="justify" draw:textarea-vertical-align="middle" draw:auto-grow-height="false" fo:min-height="0.29cm" fo:min-width="0.069cm"/>
      <style:paragraph-properties style:writing-mode="lr-tb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2.671cm" fo:min-width="9.533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2.417cm" fo:min-width="4.82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2.417cm" fo:min-width="8.122cm"/>
    </style:style>
    <style:style style:name="gr17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P1" style:family="paragraph">
      <style:paragraph-properties fo:text-align="center" style:writing-mode="lr-tb"/>
      <style:text-properties fo:font-size="9pt" style:font-size-asian="9pt" style:font-size-complex="9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5" style:family="paragraph">
      <style:paragraph-properties fo:text-align="center" style:writing-mode="lr-tb"/>
    </style:style>
    <style:style style:name="P6" style:family="paragraph"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1.778cm" svg:x="2.905cm" svg:y="3.921cm">
          <text:p text:style-name="P1"><text:span text:style-name="T1">Blockweise</text:span></text:p>
          <text:p text:style-name="P1"><text:span text:style-name="T1">Verarbeitung</text:span></text:p>
          <text:p text:style-name="P1"><text:span text:style-name="T1">im</text:span></text:p>
          <text:p text:style-name="P1"><text:span text:style-name="T1">Frequenzbereich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67cm" svg:height="1.778cm" svg:x="8.239cm" svg:y="3.921cm">
          <text:p text:style-name="P1"><text:span text:style-name="T1">Dekodierung</text:span></text:p>
          <text:p text:style-name="P1"><text:span text:style-name="T1">auf</text:span></text:p>
          <text:p text:style-name="P1"><text:span text:style-name="T1">Produktionsstudio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86cm" svg:height="0.635cm" svg:x="11.922cm" svg:y="4.81cm">
          <text:p text:style-name="P1"><text:span text:style-name="T1">Dekorrel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3.081cm" svg:height="2.921cm" svg:x="1.381cm" svg:y="3.286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.445cm" svg:y1="4.429cm" svg:x2="8.239cm" svg:y2="4.429cm">
          <text:p/>
        </draw:line>
        <draw:line draw:style-name="gr5" draw:text-style-name="P3" draw:layer="layout" svg:x1="5.445cm" svg:y1="5.191cm" svg:x2="8.239cm" svg:y2="5.191cm">
          <text:p/>
        </draw:line>
        <draw:frame draw:style-name="gr6" draw:text-style-name="P4" draw:layer="layout" svg:width="2.794cm" svg:height="0.635cm" svg:x="5.445cm" svg:y="3.667cm">
          <draw:text-box>
            <text:p><text:span text:style-name="T2">Gerichteter Anteil</text:span></text:p>
          </draw:text-box>
        </draw:frame>
        <draw:frame draw:style-name="gr6" draw:text-style-name="P4" draw:layer="layout" svg:width="2.794cm" svg:height="0.635cm" svg:x="5.699cm" svg:y="4.556cm">
          <draw:text-box>
            <text:p><text:span text:style-name="T2">Diffuser Anteil</text:span></text:p>
          </draw:text-box>
        </draw:frame>
        <draw:line draw:style-name="gr5" draw:text-style-name="P3" draw:layer="layout" svg:x1="10.906cm" svg:y1="5.191cm" svg:x2="11.922cm" svg:y2="5.191cm">
          <text:p/>
        </draw:line>
        <draw:line draw:style-name="gr5" draw:text-style-name="P3" draw:layer="layout" svg:x1="2.016cm" svg:y1="4.81cm" svg:x2="2.905cm" svg:y2="4.81cm">
          <text:p/>
        </draw:line>
        <draw:frame draw:style-name="gr7" draw:text-style-name="P4" draw:layer="layout" svg:width="1.27cm" svg:height="1.524cm" svg:x="1.381cm" svg:y="4.048cm">
          <draw:text-box>
            <text:p><text:span text:style-name="T2">W</text:span></text:p>
            <text:p><text:span text:style-name="T2">X</text:span></text:p>
            <text:p><text:span text:style-name="T2">Y</text:span></text:p>
            <text:p><text:span text:style-name="T2">Z</text:span></text:p>
          </draw:text-box>
        </draw:frame>
        <draw:custom-shape draw:style-name="gr8" draw:text-style-name="P2" draw:layer="layout" svg:width="3.937cm" svg:height="2.667cm" svg:x="15.224cm" svg:y="3.413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0.906cm" svg:y1="4.429cm" svg:x2="17.637cm" svg:y2="4.429cm">
          <text:p/>
        </draw:line>
        <draw:custom-shape draw:style-name="gr9" draw:text-style-name="P5" draw:layer="layout" svg:width="0.762cm" svg:height="0.762cm" svg:x="17.637cm" svg:y="4.048cm">
          <text:p text:style-name="P5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4.208cm" svg:y1="5.191cm" svg:x2="18.018cm" svg:y2="5.191cm">
          <text:p/>
        </draw:line>
        <draw:line draw:style-name="gr11" draw:text-style-name="P3" draw:layer="layout" svg:x1="18.018cm" svg:y1="5.191cm" svg:x2="18.018cm" svg:y2="4.81cm">
          <text:p/>
        </draw:line>
        <draw:line draw:style-name="gr5" draw:text-style-name="P3" draw:layer="layout" svg:x1="18.399cm" svg:y1="4.429cm" svg:x2="19.923cm" svg:y2="4.429cm">
          <text:p/>
        </draw:line>
        <draw:custom-shape draw:style-name="gr1" draw:text-style-name="P1" draw:layer="layout" svg:width="2.54cm" svg:height="1.778cm" svg:x="2.905cm" svg:y="7.223cm">
          <text:p text:style-name="P1"><text:span text:style-name="T1">Blockweise</text:span></text:p>
          <text:p text:style-name="P1"><text:span text:style-name="T1">Verarbeitung</text:span></text:p>
          <text:p text:style-name="P1"><text:span text:style-name="T1">im</text:span></text:p>
          <text:p text:style-name="P1"><text:span text:style-name="T1">Frequenzbereich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67cm" svg:height="1.778cm" svg:x="8.239cm" svg:y="7.223cm">
          <text:p text:style-name="P1"><text:span text:style-name="T1">Dekodierung</text:span></text:p>
          <text:p text:style-name="P1"><text:span text:style-name="T1">auf</text:span></text:p>
          <text:p text:style-name="P1"><text:span text:style-name="T1">Ambisonics</text:span></text:p>
          <text:p text:style-name="P1"><text:span text:style-name="T1">4ter Ordnung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86cm" svg:height="0.635cm" svg:x="11.922cm" svg:y="8.112cm">
          <text:p text:style-name="P1"><text:span text:style-name="T1">Dekorrel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3.081cm" svg:height="2.921cm" svg:x="1.381cm" svg:y="6.58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.445cm" svg:y1="7.731cm" svg:x2="8.239cm" svg:y2="7.731cm">
          <text:p/>
        </draw:line>
        <draw:line draw:style-name="gr5" draw:text-style-name="P3" draw:layer="layout" svg:x1="5.445cm" svg:y1="8.493cm" svg:x2="8.239cm" svg:y2="8.493cm">
          <text:p/>
        </draw:line>
        <draw:frame draw:style-name="gr6" draw:text-style-name="P4" draw:layer="layout" svg:width="2.794cm" svg:height="0.635cm" svg:x="5.445cm" svg:y="6.969cm">
          <draw:text-box>
            <text:p><text:span text:style-name="T2">Gerichteter Anteil</text:span></text:p>
          </draw:text-box>
        </draw:frame>
        <draw:frame draw:style-name="gr6" draw:text-style-name="P4" draw:layer="layout" svg:width="2.794cm" svg:height="0.635cm" svg:x="5.699cm" svg:y="7.858cm">
          <draw:text-box>
            <text:p><text:span text:style-name="T2">Diffuser Anteil</text:span></text:p>
          </draw:text-box>
        </draw:frame>
        <draw:line draw:style-name="gr5" draw:text-style-name="P3" draw:layer="layout" svg:x1="10.906cm" svg:y1="8.493cm" svg:x2="11.922cm" svg:y2="8.493cm">
          <text:p/>
        </draw:line>
        <draw:line draw:style-name="gr5" draw:text-style-name="P3" draw:layer="layout" svg:x1="2.016cm" svg:y1="8.112cm" svg:x2="2.905cm" svg:y2="8.112cm">
          <text:p/>
        </draw:line>
        <draw:frame draw:style-name="gr7" draw:text-style-name="P4" draw:layer="layout" svg:width="1.27cm" svg:height="1.524cm" svg:x="1.381cm" svg:y="7.35cm">
          <draw:text-box>
            <text:p><text:span text:style-name="T2">W</text:span></text:p>
            <text:p><text:span text:style-name="T2">X</text:span></text:p>
            <text:p><text:span text:style-name="T2">Y</text:span></text:p>
            <text:p><text:span text:style-name="T2">Z</text:span></text:p>
          </draw:text-box>
        </draw:frame>
        <draw:custom-shape draw:style-name="gr12" draw:text-style-name="P2" draw:layer="layout" svg:width="5.32cm" svg:height="3.048cm" svg:x="15.097cm" svg:y="6.3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803cm" svg:height="0.762cm" svg:x="19.034cm" svg:y="7.35cm">
          <text:p text:style-name="P5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4.208cm" svg:y1="8.493cm" svg:x2="15.605cm" svg:y2="8.493cm">
          <text:p/>
        </draw:line>
        <draw:line draw:style-name="gr11" draw:text-style-name="P3" draw:layer="layout" svg:x1="19.415cm" svg:y1="8.493cm" svg:x2="19.415cm" svg:y2="8.112cm">
          <text:p/>
        </draw:line>
        <draw:line draw:style-name="gr5" draw:text-style-name="P3" draw:layer="layout" svg:x1="19.796cm" svg:y1="7.731cm" svg:x2="21.447cm" svg:y2="7.731cm">
          <text:p/>
        </draw:line>
        <draw:custom-shape draw:style-name="gr2" draw:text-style-name="P1" draw:layer="layout" svg:width="2.667cm" svg:height="1.778cm" svg:x="15.605cm" svg:y="7.223cm">
          <text:p text:style-name="P1"><text:span text:style-name="T1">Dekodierung</text:span></text:p>
          <text:p text:style-name="P1"><text:span text:style-name="T1">auf</text:span></text:p>
          <text:p text:style-name="P1"><text:span text:style-name="T1">Produktionsstudio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8.272cm" svg:y1="8.493cm" svg:x2="19.415cm" svg:y2="8.493cm">
          <text:p/>
        </draw:line>
        <draw:line draw:style-name="gr5" draw:text-style-name="P3" draw:layer="layout" svg:x1="10.906cm" svg:y1="7.731cm" svg:x2="15.605cm" svg:y2="7.731cm">
          <text:p/>
        </draw:line>
        <draw:line draw:style-name="gr5" draw:text-style-name="P3" draw:layer="layout" svg:x1="18.272cm" svg:y1="7.731cm" svg:x2="19.034cm" svg:y2="7.731cm">
          <text:p/>
        </draw:line>
        <draw:custom-shape draw:style-name="gr1" draw:text-style-name="P1" draw:layer="layout" svg:width="2.54cm" svg:height="1.778cm" svg:x="2.905cm" svg:y="10.525cm">
          <text:p text:style-name="P1"><text:span text:style-name="T1">Blockweise</text:span></text:p>
          <text:p text:style-name="P1"><text:span text:style-name="T1">Verarbeitung</text:span></text:p>
          <text:p text:style-name="P1"><text:span text:style-name="T1">im</text:span></text:p>
          <text:p text:style-name="P1"><text:span text:style-name="T1">Frequenzbereich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67cm" svg:height="1.778cm" svg:x="8.239cm" svg:y="10.525cm">
          <text:p text:style-name="P1"><text:span text:style-name="T1">Dekodierung</text:span></text:p>
          <text:p text:style-name="P1"><text:span text:style-name="T1">auf</text:span></text:p>
          <text:p text:style-name="P1"><text:span text:style-name="T1">Produktionsstudio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86cm" svg:height="0.635cm" svg:x="12.684cm" svg:y="11.414cm">
          <text:p text:style-name="P1"><text:span text:style-name="T1">Dekorre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0.033cm" svg:height="2.921cm" svg:x="1.381cm" svg:y="9.89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.445cm" svg:y1="11.033cm" svg:x2="8.239cm" svg:y2="11.033cm">
          <text:p/>
        </draw:line>
        <draw:line draw:style-name="gr5" draw:text-style-name="P3" draw:layer="layout" svg:x1="5.445cm" svg:y1="11.795cm" svg:x2="8.239cm" svg:y2="11.795cm">
          <text:p/>
        </draw:line>
        <draw:frame draw:style-name="gr6" draw:text-style-name="P4" draw:layer="layout" svg:width="2.794cm" svg:height="0.635cm" svg:x="5.445cm" svg:y="10.271cm">
          <draw:text-box>
            <text:p><text:span text:style-name="T2">Gerichteter Anteil</text:span></text:p>
          </draw:text-box>
        </draw:frame>
        <draw:frame draw:style-name="gr6" draw:text-style-name="P4" draw:layer="layout" svg:width="2.794cm" svg:height="0.635cm" svg:x="5.699cm" svg:y="11.16cm">
          <draw:text-box>
            <text:p><text:span text:style-name="T2">Diffuser Anteil</text:span></text:p>
          </draw:text-box>
        </draw:frame>
        <draw:line draw:style-name="gr5" draw:text-style-name="P3" draw:layer="layout" svg:x1="10.906cm" svg:y1="11.795cm" svg:x2="12.684cm" svg:y2="11.795cm">
          <text:p/>
        </draw:line>
        <draw:line draw:style-name="gr5" draw:text-style-name="P3" draw:layer="layout" svg:x1="2.016cm" svg:y1="11.414cm" svg:x2="2.905cm" svg:y2="11.414cm">
          <text:p/>
        </draw:line>
        <draw:frame draw:style-name="gr7" draw:text-style-name="P4" draw:layer="layout" svg:width="1.27cm" svg:height="1.524cm" svg:x="1.381cm" svg:y="10.652cm">
          <draw:text-box>
            <text:p><text:span text:style-name="T2">W</text:span></text:p>
            <text:p><text:span text:style-name="T2">X</text:span></text:p>
            <text:p><text:span text:style-name="T2">Y</text:span></text:p>
            <text:p><text:span text:style-name="T2">Z</text:span></text:p>
          </draw:text-box>
        </draw:frame>
        <draw:custom-shape draw:style-name="gr15" draw:text-style-name="P2" draw:layer="layout" svg:width="5.32cm" svg:height="2.667cm" svg:x="11.795cm" svg:y="10.01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803cm" svg:height="0.762cm" svg:x="15.732cm" svg:y="10.652cm">
          <text:p text:style-name="P5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layout" svg:x1="16.113cm" svg:y1="11.795cm" svg:x2="16.113cm" svg:y2="11.414cm">
          <text:p/>
        </draw:line>
        <draw:line draw:style-name="gr5" draw:text-style-name="P3" draw:layer="layout" svg:x1="16.494cm" svg:y1="11.033cm" svg:x2="18.145cm" svg:y2="11.033cm">
          <text:p/>
        </draw:line>
        <draw:line draw:style-name="gr10" draw:text-style-name="P3" draw:layer="layout" svg:x1="14.97cm" svg:y1="11.795cm" svg:x2="16.113cm" svg:y2="11.795cm">
          <text:p/>
        </draw:line>
        <draw:line draw:style-name="gr5" draw:text-style-name="P3" draw:layer="layout" svg:x1="10.906cm" svg:y1="11.033cm" svg:x2="15.732cm" svg:y2="11.033cm">
          <text:p/>
        </draw:line>
        <draw:custom-shape draw:style-name="gr1" draw:text-style-name="P1" draw:layer="layout" svg:width="2.54cm" svg:height="1.778cm" svg:x="2.905cm" svg:y="13.827cm">
          <text:p text:style-name="P1"><text:span text:style-name="T1">Blockweise</text:span></text:p>
          <text:p text:style-name="P1"><text:span text:style-name="T1">Verarbeitung</text:span></text:p>
          <text:p text:style-name="P1"><text:span text:style-name="T1">im</text:span></text:p>
          <text:p text:style-name="P1"><text:span text:style-name="T1">Frequenzbereich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67cm" svg:height="1.778cm" svg:x="8.239cm" svg:y="13.827cm">
          <text:p text:style-name="P1"><text:span text:style-name="T1">Dekodierung</text:span></text:p>
          <text:p text:style-name="P1"><text:span text:style-name="T1">auf</text:span></text:p>
          <text:p text:style-name="P1"><text:span text:style-name="T1">Ambisonics</text:span></text:p>
          <text:p text:style-name="P1"><text:span text:style-name="T1">4ter Ordnung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86cm" svg:height="0.635cm" svg:x="12.43cm" svg:y="14.716cm">
          <text:p text:style-name="P1"><text:span text:style-name="T1">Dekorrela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0.033cm" svg:height="2.921cm" svg:x="1.381cm" svg:y="13.192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.445cm" svg:y1="14.335cm" svg:x2="8.239cm" svg:y2="14.335cm">
          <text:p/>
        </draw:line>
        <draw:line draw:style-name="gr5" draw:text-style-name="P3" draw:layer="layout" svg:x1="5.445cm" svg:y1="15.097cm" svg:x2="8.239cm" svg:y2="15.097cm">
          <text:p/>
        </draw:line>
        <draw:frame draw:style-name="gr6" draw:text-style-name="P4" draw:layer="layout" svg:width="2.794cm" svg:height="0.635cm" svg:x="5.445cm" svg:y="13.573cm">
          <draw:text-box>
            <text:p><text:span text:style-name="T2">Gerichteter Anteil</text:span></text:p>
          </draw:text-box>
        </draw:frame>
        <draw:frame draw:style-name="gr6" draw:text-style-name="P4" draw:layer="layout" svg:width="2.794cm" svg:height="0.635cm" svg:x="5.699cm" svg:y="14.462cm">
          <draw:text-box>
            <text:p><text:span text:style-name="T2">Diffuser Anteil</text:span></text:p>
          </draw:text-box>
        </draw:frame>
        <draw:line draw:style-name="gr5" draw:text-style-name="P3" draw:layer="layout" svg:x1="2.016cm" svg:y1="14.716cm" svg:x2="2.905cm" svg:y2="14.716cm">
          <text:p/>
        </draw:line>
        <draw:frame draw:style-name="gr7" draw:text-style-name="P4" draw:layer="layout" svg:width="1.27cm" svg:height="1.524cm" svg:x="1.381cm" svg:y="13.954cm">
          <draw:text-box>
            <text:p><text:span text:style-name="T2">W</text:span></text:p>
            <text:p><text:span text:style-name="T2">X</text:span></text:p>
            <text:p><text:span text:style-name="T2">Y</text:span></text:p>
            <text:p><text:span text:style-name="T2">Z</text:span></text:p>
          </draw:text-box>
        </draw:frame>
        <draw:custom-shape draw:style-name="gr16" draw:text-style-name="P2" draw:layer="layout" svg:width="8.622cm" svg:height="2.667cm" svg:x="11.795cm" svg:y="13.31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803cm" svg:height="0.762cm" svg:x="19.034cm" svg:y="13.954cm">
          <text:p text:style-name="P5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layout" svg:x1="19.415cm" svg:y1="15.097cm" svg:x2="19.415cm" svg:y2="14.716cm">
          <text:p/>
        </draw:line>
        <draw:line draw:style-name="gr5" draw:text-style-name="P3" draw:layer="layout" svg:x1="19.796cm" svg:y1="14.335cm" svg:x2="21.447cm" svg:y2="14.335cm">
          <text:p/>
        </draw:line>
        <draw:custom-shape draw:style-name="gr2" draw:text-style-name="P1" draw:layer="layout" svg:width="2.667cm" svg:height="1.778cm" svg:x="15.605cm" svg:y="13.827cm">
          <text:p text:style-name="P1"><text:span text:style-name="T1">Dekodierung</text:span></text:p>
          <text:p text:style-name="P1"><text:span text:style-name="T1">auf</text:span></text:p>
          <text:p text:style-name="P1"><text:span text:style-name="T1">Produktionsstudio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8.272cm" svg:y1="15.097cm" svg:x2="19.415cm" svg:y2="15.097cm">
          <text:p/>
        </draw:line>
        <draw:line draw:style-name="gr5" draw:text-style-name="P3" draw:layer="layout" svg:x1="18.272cm" svg:y1="14.335cm" svg:x2="19.034cm" svg:y2="14.335cm">
          <text:p/>
        </draw:line>
        <draw:line draw:style-name="gr5" draw:text-style-name="P3" draw:layer="layout" svg:x1="10.906cm" svg:y1="15.097cm" svg:x2="12.43cm" svg:y2="15.097cm">
          <text:p/>
        </draw:line>
        <draw:line draw:style-name="gr5" draw:text-style-name="P3" draw:layer="layout" svg:x1="10.906cm" svg:y1="14.335cm" svg:x2="15.605cm" svg:y2="14.335cm">
          <text:p/>
        </draw:line>
        <draw:line draw:style-name="gr5" draw:text-style-name="P3" draw:layer="layout" svg:x1="14.716cm" svg:y1="15.097cm" svg:x2="15.605cm" svg:y2="15.097cm">
          <text:p/>
        </draw:line>
        <draw:frame draw:style-name="gr17" draw:text-style-name="P7" draw:layer="layout" svg:width="3.048cm" svg:height="1.505cm" svg:x="1.254cm" svg:y="3.159cm">
          <draw:text-box>
            <text:p text:style-name="P6"><text:span text:style-name="T3">Octave</text:span></text:p>
          </draw:text-box>
        </draw:frame>
        <draw:frame draw:style-name="gr17" draw:text-style-name="P7" draw:layer="layout" svg:width="3.048cm" svg:height="1.505cm" svg:x="1.254cm" svg:y="6.461cm">
          <draw:text-box>
            <text:p text:style-name="P6"><text:span text:style-name="T3">Octave</text:span></text:p>
          </draw:text-box>
        </draw:frame>
        <draw:frame draw:style-name="gr17" draw:text-style-name="P7" draw:layer="layout" svg:width="3.048cm" svg:height="1.505cm" svg:x="1.254cm" svg:y="9.782cm">
          <draw:text-box>
            <text:p text:style-name="P6"><text:span text:style-name="T3">Octave</text:span></text:p>
          </draw:text-box>
        </draw:frame>
        <draw:frame draw:style-name="gr17" draw:text-style-name="P7" draw:layer="layout" svg:width="3.048cm" svg:height="1.505cm" svg:x="1.254cm" svg:y="13.084cm">
          <draw:text-box>
            <text:p text:style-name="P6"><text:span text:style-name="T3">Octave</text:span></text:p>
          </draw:text-box>
        </draw:frame>
        <draw:frame draw:style-name="gr17" draw:text-style-name="P7" draw:layer="layout" svg:width="4.191cm" svg:height="1.505cm" svg:x="15.097cm" svg:y="3.305cm">
          <draw:text-box>
            <text:p text:style-name="P6"><text:span text:style-name="T3">Reaper DAW</text:span></text:p>
          </draw:text-box>
        </draw:frame>
        <draw:frame draw:style-name="gr17" draw:text-style-name="P7" draw:layer="layout" svg:width="4.191cm" svg:height="1.505cm" svg:x="11.795cm" svg:y="9.89cm">
          <draw:text-box>
            <text:p text:style-name="P6"><text:span text:style-name="T3">Reaper DAW</text:span></text:p>
          </draw:text-box>
        </draw:frame>
        <draw:frame draw:style-name="gr17" draw:text-style-name="P7" draw:layer="layout" svg:width="4.191cm" svg:height="1.505cm" svg:x="11.668cm" svg:y="13.211cm">
          <draw:text-box>
            <text:p text:style-name="P6"><text:span text:style-name="T3">Reaper DAW</text:span></text:p>
          </draw:text-box>
        </draw:frame>
        <draw:frame draw:style-name="gr17" draw:text-style-name="P7" draw:layer="layout" svg:width="4.191cm" svg:height="1.505cm" svg:x="14.97cm" svg:y="6.226cm">
          <draw:text-box>
            <text:p text:style-name="P6"><text:span text:style-name="T3">Reaper DAW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13T01:19:51.841252458</meta:creation-date>
    <dc:date>2020-02-13T01:47:16.642805470</dc:date>
    <meta:editing-duration>PT11M1S</meta:editing-duration>
    <meta:editing-cycles>2</meta:editing-cycles>
    <meta:generator>LibreOffice/6.3.4.2$Linux_X86_64 LibreOffice_project/30$Build-2</meta:generator>
    <meta:document-statistic meta:object-count="82"/>
  </office:meta>
</office:document-meta>
</file>